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168666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75d5c" officeooo:paragraph-rsid="00175d5c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16866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68666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normal" officeooo:rsid="00175d5c" officeooo:paragraph-rsid="00175d5c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officeooo:rsid="00194f7e" officeooo:paragraph-rsid="00194f7e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normal" officeooo:rsid="001c7772" officeooo:paragraph-rsid="001c7772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a9288"/>
    </style:style>
    <style:style style:name="T1" style:family="text">
      <style:text-properties fo:font-size="14pt" fo:font-weight="normal" officeooo:rsid="001a9288" style:font-size-asian="14pt" style:font-weight-asian="normal" style:font-size-complex="14pt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68666" style:font-size-asian="14pt" style:font-weight-asian="bold" style:font-size-complex="14pt" style:font-weight-complex="bold"/>
    </style:style>
    <style:style style:name="T4" style:family="text">
      <style:text-properties style:font-name="Liberation Mono" fo:font-size="11pt" fo:font-style="normal" style:font-size-asian="11pt" style:font-style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<text:tab/></text:span><text:span text:style-name="T3">Language Models 1</text:span></text:p>
      <text:p text:style-name="P3"/>
      <text:p text:style-name="P1">Source: <text:a xlink:type="simple" xlink:href="https://people.ischool.berkeley.edu/~dbamman/nlp20_slides/6_LM_1.pdf" text:style-name="Internet_20_link" text:visited-style-name="Visited_20_Internet_20_Link">https://people.ischool.berkeley.edu/~dbamman/nlp20_slides/6_LM_1.pdf</text:a></text:p>
      <text:p text:style-name="P1"/>
      <text:p text:style-name="P2">Vocabulary</text:p>
      <text:list xml:id="list4006780205" text:style-name="L1">
        <text:list-item>
          <text:p text:style-name="P5">Finite set of discrete symbols</text:p>
        </text:list-item>
        <text:list-item>
          <text:p text:style-name="P5">Ends with STOP</text:p>
        </text:list-item>
        <text:list-item>
          <text:p text:style-name="P5"><draw:frame draw:style-name="fr1" draw:name="Object1" text:anchor-type="as-char" svg:y="-0.1701in" svg:width="0.9634in" svg:height="0.3528in" draw:z-index="0"><draw:object xlink:href="./Object 1" xlink:type="simple" xlink:show="embed" xlink:actuate="onLoad"/><draw:image xlink:href="./ObjectReplacements/Object 1" xlink:type="simple" xlink:show="embed" xlink:actuate="onLoad"/></draw:frame><text:bookmark text:name="MendeleyTempCursorBookmark"/>,<draw:frame draw:style-name="fr1" draw:name="Object2" text:anchor-type="as-char" svg:y="-0.152in" svg:width="0.8953in" svg:height="0.1992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5">To model language, need to estimate <draw:frame draw:style-name="fr1" draw:name="Object3" text:anchor-type="as-char" svg:y="-0.152in" svg:width="0.4528in" svg:height="0.199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  <text:list-item>
          <text:p text:style-name="P6">Estimation: <draw:frame draw:style-name="fr1" draw:name="Object4" text:anchor-type="as-char" svg:y="-0.2827in" svg:width="1.8681in" svg:height="0.4484in" draw:z-index="3"><draw:object xlink:href="./Object 4" xlink:type="simple" xlink:show="embed" xlink:actuate="onLoad"/><draw:image xlink:href="./ObjectReplacements/Object 4" xlink:type="simple" xlink:show="embed" xlink:actuate="onLoad"/></draw:frame>(n-gram model)</text:p>
        </text:list-item>
        <text:list-item>
          <text:p text:style-name="P6">Evaluation using perplexity: <draw:frame draw:style-name="fr1" draw:name="Object5" text:anchor-type="as-char" svg:y="-0.2807in" svg:width="3.9319in" svg:height="0.4575in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6">Limitation</text:p>
          <text:list>
            <text:list-item>
              <text:p text:style-name="P7">Markov assumption of independece</text:p>
            </text:list-item>
            <text:list-item>
              <text:p text:style-name="P6">If any <draw:frame draw:style-name="fr1" draw:name="Object6" text:anchor-type="as-char" svg:y="-0.152in" svg:width="0.7035in" svg:height="0.212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, then <draw:frame draw:style-name="fr1" draw:name="Object7" text:anchor-type="as-char" svg:y="-0.152in" svg:width="0.6736in" svg:height="0.199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ext:list-item>
            <text:list-item>
              <text:p text:style-name="P6">Smoothing: add some probability mass to every element <text:span text:style-name="T4"><draw:frame draw:style-name="fr1" draw:name="Object8" text:anchor-type="as-char" svg:y="-0.152in" svg:width="4.298in" svg:height="0.2126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4">where</text:span><text:span text:style-name="T4"><draw:frame draw:style-name="fr1" draw:name="Object9" text:anchor-type="as-char" svg:y="-0.2807in" svg:width="0.6638in" svg:height="0.4484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    </text:list-item>
            <text:list-item>
              <text:p text:style-name="P8"><text:span text:style-name="T1">Pick </text:span><text:span text:style-name="T1"><draw:frame draw:style-name="fr1" draw:name="Object10" text:anchor-type="as-char" svg:y="-0.1252in" svg:width="0.1898in" svg:height="0.13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using grid search over corpus, expectation-maximization algorithm, Kneser-Ney smoothing</text:span>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3:55:21.842000000</meta:creation-date>
    <meta:generator>LibreOffice/7.0.3.1$Windows_X86_64 LibreOffice_project/d7547858d014d4cf69878db179d326fc3483e082</meta:generator>
    <dc:date>2020-11-16T14:26:46.131000000</dc:date>
    <meta:editing-duration>PT20M24S</meta:editing-duration>
    <meta:editing-cycles>6</meta:editing-cycles>
    <meta:document-statistic meta:table-count="0" meta:image-count="0" meta:object-count="10" meta:page-count="1" meta:paragraph-count="14" meta:word-count="66" meta:character-count="458" meta:non-whitespace-character-count="413"/>
  </office:meta>
</office:document-meta>
</file>

<file path=Object 1/content.xml><?xml version="1.0" encoding="utf-8"?>
<math xmlns="http://www.w3.org/1998/Math/MathML" display="block">
  <semantics>
    <mrow>
      <mrow>
        <munder>
          <mo stretchy="false">∑</mo>
          <mrow>
            <mi>w</mi>
            <mo stretchy="false">∈</mo>
            <msup>
              <mi>V</mi>
              <mtext>+</mtext>
            </msup>
          </mrow>
        </munder>
        <mi>P</mi>
      </mrow>
      <mrow>
        <mrow>
          <mo fence="true" stretchy="false">(</mo>
          <mrow>
            <mi>w</mi>
          </mrow>
          <mo fence="true" stretchy="false">)</mo>
        </mrow>
        <mo stretchy="false">=</mo>
        <mn>1</mn>
      </mrow>
    </mrow>
    <annotation encoding="StarMath 5.0">sum from{ w  in V^{"+"} }P( w )=1</annotation>
  </semantics>
</math>
</file>

<file path=Object 10/content.xml><?xml version="1.0" encoding="utf-8"?>
<math xmlns="http://www.w3.org/1998/Math/MathML" display="block">
  <semantics>
    <mi>λ</mi>
    <annotation encoding="StarMath 5.0">%lambda</annotation>
  </semantics>
</math>
</file>

<file path=Object 2/content.xml><?xml version="1.0" encoding="utf-8"?>
<math xmlns="http://www.w3.org/1998/Math/MathML" display="block">
  <semantics>
    <mrow>
      <mrow>
        <mn>0</mn>
        <mo stretchy="false">≤</mo>
        <mi>P</mi>
      </mrow>
      <mrow>
        <mrow>
          <mo fence="true" stretchy="false">(</mo>
          <mrow>
            <mi>w</mi>
          </mrow>
          <mo fence="true" stretchy="false">)</mo>
        </mrow>
        <mo stretchy="false">≤</mo>
        <mn>1</mn>
      </mrow>
    </mrow>
    <annotation encoding="StarMath 5.0">0 &lt;= P( w ) &lt;= 1</annotation>
  </semantics>
</math>
</file>

<file path=Object 3/content.xml><?xml version="1.0" encoding="utf-8"?>
<math xmlns="http://www.w3.org/1998/Math/MathML" display="block">
  <semantics>
    <mrow>
      <mi>P</mi>
      <mrow>
        <mo fence="true" stretchy="false">(</mo>
        <mrow>
          <mi>w</mi>
        </mrow>
        <mo fence="true" stretchy="false">)</mo>
      </mrow>
    </mrow>
    <annotation encoding="StarMath 5.0">P( w )</annotation>
  </semantics>
</math>
</file>

<file path=Object 4/content.xml><?xml version="1.0" encoding="utf-8"?>
<math xmlns="http://www.w3.org/1998/Math/MathML" display="block">
  <semantics>
    <mrow>
      <mrow>
        <munderover>
          <mo stretchy="false">∏</mo>
          <mi>i</mi>
          <mi>n</mi>
        </munderover>
        <mi>P</mi>
      </mrow>
      <mrow>
        <mo fence="true" stretchy="false">(</mo>
        <mrow>
          <mrow>
            <msub>
              <mi>w</mi>
              <mi>i</mi>
            </msub>
            <mo stretchy="false">∣</mo>
            <mrow>
              <msub>
                <mi>w</mi>
                <mrow>
                  <mi>i</mi>
                  <mo stretchy="false">−</mo>
                  <mn>1</mn>
                </mrow>
              </msub>
              <mi>,</mi>
              <msub>
                <mi>w</mi>
                <mrow>
                  <mi>i</mi>
                  <mo stretchy="false">−</mo>
                  <mn>2</mn>
                </mrow>
              </msub>
              <mi>,</mi>
              <mn>...</mn>
              <mi>,</mi>
              <msub>
                <mi>w</mi>
                <mn>1</mn>
              </msub>
            </mrow>
          </mrow>
        </mrow>
        <mo fence="true" stretchy="false">)</mo>
      </mrow>
    </mrow>
    <annotation encoding="StarMath 5.0">prod from{i} to{n} P( w_i divides {w_{i-1},w_{i-2},...,w_1} )</annotation>
  </semantics>
</math>
</file>

<file path=Object 5/content.xml><?xml version="1.0" encoding="utf-8"?>
<math xmlns="http://www.w3.org/1998/Math/MathML" display="block">
  <semantics>
    <mrow>
      <mrow>
        <mroot>
          <mfrac>
            <mn>1</mn>
            <mrow>
              <mi>P</mi>
              <mrow>
                <mo fence="true" stretchy="false">(</mo>
                <mrow>
                  <mrow>
                    <msub>
                      <mi>w</mi>
                      <mn>1</mn>
                    </msub>
                    <mi>,</mi>
                    <mn>...</mn>
                    <mi>,</mi>
                    <msub>
                      <mi>w</mi>
                      <mi>n</mi>
                    </msub>
                  </mrow>
                </mrow>
                <mo fence="true" stretchy="false">)</mo>
              </mrow>
            </mrow>
          </mfrac>
          <mi>N</mi>
        </mroot>
        <mo stretchy="false">=</mo>
        <mi>exp</mi>
      </mrow>
      <mrow>
        <mo fence="true" stretchy="false">(</mo>
        <mrow>
          <mrow>
            <mrow>
              <mo stretchy="false">−</mo>
              <mfrac>
                <mn>1</mn>
                <mi>N</mi>
              </mfrac>
            </mrow>
            <mrow>
              <munderover>
                <mo stretchy="false">∑</mo>
                <mi>i</mi>
                <mi>N</mi>
              </munderover>
              <mi>log</mi>
            </mrow>
            <mi>P</mi>
            <mrow>
              <mo fence="true" stretchy="false">(</mo>
              <mrow>
                <mrow>
                  <mrow>
                    <msub>
                      <mi>w</mi>
                      <mi>i</mi>
                    </msub>
                    <mo stretchy="false">∣</mo>
                    <msub>
                      <mi>w</mi>
                      <mrow>
                        <mi>i</mi>
                        <mo stretchy="false">−</mo>
                        <mn>1</mn>
                      </mrow>
                    </msub>
                  </mrow>
                  <mi>,</mi>
                  <msub>
                    <mi>w</mi>
                    <mrow>
                      <mi>i</mi>
                      <mo stretchy="false">−</mo>
                      <mn>2</mn>
                    </mrow>
                  </msub>
                  <mi>,</mi>
                  <mn>...</mn>
                  <mi>,</mi>
                  <msub>
                    <mi>w</mi>
                    <mn>1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nroot{N}{ {1} over {P(w_1,...,w_n)} } = exp( - {1 over N} sum from{i} to{N} log P(w_i divides w_{i-1}, w_{i-2}, ..., w_1)  )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w</mi>
              <mi>i</mi>
            </msub>
          </mrow>
          <mo fence="true" stretchy="false">)</mo>
        </mrow>
        <mo stretchy="false">=</mo>
        <mn>0</mn>
      </mrow>
    </mrow>
    <annotation encoding="StarMath 5.0">P( w_i )=0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i>w</mi>
          </mrow>
          <mo fence="true" stretchy="false">)</mo>
        </mrow>
        <mo stretchy="false">=</mo>
        <mn>0</mn>
      </mrow>
    </mrow>
    <annotation encoding="StarMath 5.0">P( w )=0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w</mi>
                <mi>i</mi>
              </msub>
              <mo stretchy="false">∣</mo>
              <mrow>
                <msub>
                  <mi>w</mi>
                  <mrow>
                    <mi>i</mi>
                    <mo stretchy="false">−</mo>
                    <mn>1</mn>
                  </mrow>
                </msub>
                <mi>,</mi>
                <msub>
                  <mi>w</mi>
                  <mrow>
                    <mi>i</mi>
                    <mo stretchy="false">−</mo>
                    <mn>2</mn>
                  </mrow>
                </msub>
              </mrow>
            </mrow>
          </mrow>
          <mo fence="true" stretchy="false">)</mo>
        </mrow>
        <mo stretchy="false">=</mo>
        <msub>
          <mi>λ</mi>
          <mn>1</mn>
        </msub>
      </mrow>
      <mi>P</mi>
      <mrow>
        <mrow>
          <mo fence="true" stretchy="false">(</mo>
          <mrow>
            <mrow>
              <msub>
                <mi>w</mi>
                <mn>1</mn>
              </msub>
              <mo stretchy="false">∣</mo>
              <mrow>
                <msub>
                  <mi>w</mi>
                  <mrow>
                    <mi>i</mi>
                    <mo stretchy="false">−</mo>
                    <mn>1</mn>
                  </mrow>
                </msub>
                <mi>,</mi>
                <msub>
                  <mi>w</mi>
                  <mrow>
                    <mi>i</mi>
                    <mo stretchy="false">−</mo>
                    <mn>2</mn>
                  </mrow>
                </msub>
              </mrow>
            </mrow>
          </mrow>
          <mo fence="true" stretchy="false">)</mo>
        </mrow>
        <mo stretchy="false">+</mo>
        <msub>
          <mi>λ</mi>
          <mn>2</mn>
        </msub>
      </mrow>
      <mi>P</mi>
      <mrow>
        <mrow>
          <mo fence="true"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+</mo>
        <msub>
          <mi>λ</mi>
          <mn>3</mn>
        </msub>
      </mrow>
      <mi>P</mi>
      <mrow>
        <mo fence="true" stretchy="false">(</mo>
        <mrow>
          <msub>
            <mi>w</mi>
            <mi>i</mi>
          </msub>
        </mrow>
        <mo fence="true" stretchy="false">)</mo>
      </mrow>
    </mrow>
    <annotation encoding="StarMath 5.0">P( w_i divides {w_{i-1},w_{i-2}} )=%lambda_1 P( w_1 divides {w_{i-1},w_{i-2}})+ %lambda_2 P( w_i divides w_{i-1} ) + %lambda_3 P( w_i )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n>1</mn>
          <mi>N</mi>
        </munderover>
        <msub>
          <mi>λ</mi>
          <mi>i</mi>
        </msub>
      </mrow>
      <mo stretchy="false">=</mo>
      <mn>1</mn>
    </mrow>
    <annotation encoding="StarMath 5.0">sum from{1} to{N} %lambda_i = 1 </annotation>
  </semantics>
</math>
</file>